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5800000481DB24F6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574cm" svg:height="21.558cm" svg:x="6.481cm" svg:y="3.175cm" svg:viewBox="0 0 12575 21559" draw:points="12456,1344 8512,1340 8512,0 6819,0 6807,1374 4429,1374 4489,4020 505,4020 505,7795 0,7795 0,8776 1337,8776 1328,10151 3393,10151 3393,13507 650,13507 645,16757 3856,16757 3877,18347 5172,18378 5172,21559 6302,21559 6302,18349 9602,18349 9632,21530 10791,21530 10761,18378 12575,18378">
          <text:p/>
        </draw:polygon>
        <draw:g>
          <draw:custom-shape draw:style-name="gr2" draw:text-style-name="P1" draw:layer="layout" svg:width="0.607cm" svg:height="0.607cm" svg:x="16.052cm" svg:y="3.1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4.003cm" svg:height="0.725cm" svg:x="16.587cm" svg:y="3.087cm">
            <draw:text-box>
              <text:p><text:span text:style-name="T1">= GUI version only</text:span></text:p>
            </draw:text-box>
          </draw:frame>
        </draw:g>
        <draw:frame draw:style-name="gr4" draw:text-style-name="P1" draw:layer="layout" svg:width="16.956cm" svg:height="22.839cm" svg:x="1.587cm" svg:y="2.703cm">
          <draw:image xlink:href="Pictures/100002010000035800000481DB24F6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5-21T13:31:59</meta:creation-date>
    <dc:date>2014-06-16T14:32:42</dc:date>
    <dc:creator>Jo Asplin</dc:creator>
    <meta:editing-duration>PT29M31S</meta:editing-duration>
    <meta:editing-cycles>11</meta:editing-cycles>
    <meta:generator>LibreOffice/3.5$Linux_X86_64 LibreOffice_project/350m1$Build-2</meta:generator>
    <meta:document-statistic meta:object-count="5"/>
  </office:meta>
</office:document-meta>
</file>